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null null null</text:p>
          </table:table-cell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 office:value-type="string" calcext:value-type="string">
            <text:p>req null null</text:p>
          </table:table-cell>
          <table:table-cell office:value-type="string" calcext:value-type="string">
            <text:p>Received your request 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5:36:10.24062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9:00:49.588117025</meta:creation-date>
    <dc:date>2018-08-17T18:50:15.463293470</dc:date>
    <meta:editing-duration>PT1H28M40S</meta:editing-duration>
    <meta:editing-cycles>8</meta:editing-cycles>
    <meta:generator>LibreOffice/5.1.6.2$Linux_X86_64 LibreOffice_project/10m0$Build-2</meta:generator>
    <meta:document-statistic meta:table-count="1" meta:cell-count="450" meta:object-count="0"/>
  </office:meta>
</office:document-meta>
</file>